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b1296" officeooo:paragraph-rsid="000b1296" style:font-size-asian="15pt" style:font-size-complex="15pt"/>
    </style:style>
    <style:style style:name="P2" style:family="paragraph" style:parent-style-name="Standard">
      <style:text-properties fo:font-size="15pt" fo:font-weight="bold" officeooo:rsid="000b1296" officeooo:paragraph-rsid="000b1296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e62ba" officeooo:paragraph-rsid="000e62ba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normal" officeooo:rsid="000b1296" officeooo:paragraph-rsid="000c91a2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0e62ba" officeooo:paragraph-rsid="000e62ba" style:font-size-asian="15pt" style:font-weight-asian="normal" style:font-size-complex="15pt" style:font-weight-complex="normal"/>
    </style:style>
    <style:style style:name="P6" style:family="paragraph" style:parent-style-name="Heading_20_1">
      <style:text-properties fo:font-size="15pt" fo:font-weight="normal" officeooo:rsid="000e62ba" officeooo:paragraph-rsid="0017276c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0b1296" officeooo:paragraph-rsid="000b1296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rsid="000b1296" officeooo:paragraph-rsid="000c91a2" style:font-size-asian="15pt" style:font-weight-asian="normal" style:font-size-complex="15pt" style:font-weight-complex="normal"/>
    </style:style>
    <style:style style:name="P9" style:family="paragraph" style:parent-style-name="Standard">
      <style:text-properties fo:font-size="15pt" fo:font-weight="normal" officeooo:rsid="000f126a" officeooo:paragraph-rsid="000f126a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normal" officeooo:rsid="000fa9c3" officeooo:paragraph-rsid="000fa9c3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normal" officeooo:rsid="000e62ba" officeooo:paragraph-rsid="000e62ba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normal" officeooo:rsid="000e62ba" officeooo:paragraph-rsid="0015ebf6" style:font-size-asian="15pt" style:font-weight-asian="normal" style:font-size-complex="15pt" style:font-weight-complex="normal"/>
    </style:style>
    <style:style style:name="P13" style:family="paragraph" style:parent-style-name="Standard">
      <style:text-properties fo:font-size="15pt" fo:font-weight="normal" officeooo:rsid="000e62ba" officeooo:paragraph-rsid="0017276c" style:font-size-asian="15pt" style:font-weight-asian="normal" style:font-size-complex="15pt" style:font-weight-complex="normal"/>
    </style:style>
    <style:style style:name="P14" style:family="paragraph" style:parent-style-name="Standard">
      <style:text-properties fo:font-size="15pt" fo:font-weight="normal" officeooo:rsid="0010f32c" officeooo:paragraph-rsid="0010f32c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normal" officeooo:rsid="00112797" officeooo:paragraph-rsid="00112797" style:font-size-asian="15pt" style:font-weight-asian="normal" style:font-size-complex="15pt" style:font-weight-complex="normal"/>
    </style:style>
    <style:style style:name="P16" style:family="paragraph" style:parent-style-name="Standard">
      <style:text-properties fo:font-size="15pt" fo:font-weight="normal" officeooo:rsid="001143e5" officeooo:paragraph-rsid="001143e5" style:font-size-asian="15pt" style:font-weight-asian="normal" style:font-size-complex="15pt" style:font-weight-complex="normal"/>
    </style:style>
    <style:style style:name="P17" style:family="paragraph" style:parent-style-name="Standard">
      <style:text-properties fo:font-size="15pt" fo:font-weight="normal" officeooo:rsid="001143e5" officeooo:paragraph-rsid="0019046d" style:font-size-asian="15pt" style:font-weight-asian="normal" style:font-size-complex="15pt" style:font-weight-complex="normal"/>
    </style:style>
    <style:style style:name="P18" style:family="paragraph" style:parent-style-name="Standard">
      <style:text-properties fo:font-size="15pt" fo:font-weight="normal" officeooo:rsid="0012ad26" officeooo:paragraph-rsid="0012ad26" style:font-size-asian="15pt" style:font-weight-asian="normal" style:font-size-complex="15pt" style:font-weight-complex="normal"/>
    </style:style>
    <style:style style:name="P19" style:family="paragraph" style:parent-style-name="Standard">
      <style:text-properties fo:font-size="15pt" fo:font-weight="normal" officeooo:rsid="001407be" officeooo:paragraph-rsid="001407be" style:font-size-asian="15pt" style:font-weight-asian="normal" style:font-size-complex="15pt" style:font-weight-complex="normal"/>
    </style:style>
    <style:style style:name="P20" style:family="paragraph" style:parent-style-name="Standard">
      <style:text-properties fo:font-size="15pt" fo:font-weight="normal" officeooo:rsid="00150750" officeooo:paragraph-rsid="00150750" style:font-size-asian="15pt" style:font-weight-asian="normal" style:font-size-complex="15pt" style:font-weight-complex="normal"/>
    </style:style>
    <style:style style:name="P21" style:family="paragraph" style:parent-style-name="Standard">
      <style:text-properties fo:font-size="15pt" fo:font-weight="normal" officeooo:rsid="00150750" officeooo:paragraph-rsid="001c2dd7" style:font-size-asian="15pt" style:font-weight-asian="normal" style:font-size-complex="15pt" style:font-weight-complex="normal"/>
    </style:style>
    <style:style style:name="P22" style:family="paragraph" style:parent-style-name="Standard">
      <style:text-properties fo:font-size="15pt" fo:font-weight="normal" officeooo:rsid="0015ebf6" officeooo:paragraph-rsid="0015ebf6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size="15pt" fo:font-weight="normal" officeooo:rsid="00178273" officeooo:paragraph-rsid="00178273" style:font-size-asian="15pt" style:font-weight-asian="normal" style:font-size-complex="15pt" style:font-weight-complex="normal"/>
    </style:style>
    <style:style style:name="P24" style:family="paragraph" style:parent-style-name="Standard">
      <style:text-properties fo:font-size="15pt" fo:font-weight="normal" officeooo:rsid="00178273" officeooo:paragraph-rsid="001c2dd7" style:font-size-asian="15pt" style:font-weight-asian="normal" style:font-size-complex="15pt" style:font-weight-complex="normal"/>
    </style:style>
    <style:style style:name="P25" style:family="paragraph" style:parent-style-name="Standard">
      <style:text-properties fo:font-size="15pt" fo:font-weight="normal" officeooo:rsid="0019046d" officeooo:paragraph-rsid="0019046d" style:font-size-asian="15pt" style:font-weight-asian="normal" style:font-size-complex="15pt" style:font-weight-complex="normal"/>
    </style:style>
    <style:style style:name="P26" style:family="paragraph" style:parent-style-name="Standard">
      <style:text-properties fo:font-size="15pt" fo:font-weight="normal" officeooo:rsid="001aea02" officeooo:paragraph-rsid="001aea02" style:font-size-asian="15pt" style:font-weight-asian="normal" style:font-size-complex="15pt" style:font-weight-complex="normal"/>
    </style:style>
    <style:style style:name="P27" style:family="paragraph" style:parent-style-name="Standard">
      <style:text-properties fo:font-size="15pt" fo:font-weight="normal" officeooo:rsid="001c2dd7" officeooo:paragraph-rsid="001c2dd7" style:font-size-asian="15pt" style:font-weight-asian="normal" style:font-size-complex="15pt" style:font-weight-complex="normal"/>
    </style:style>
    <style:style style:name="P28" style:family="paragraph" style:parent-style-name="Standard">
      <style:text-properties fo:font-size="15pt" fo:font-weight="normal" officeooo:rsid="001d808a" officeooo:paragraph-rsid="001d808a" style:font-size-asian="15pt" style:font-weight-asian="normal" style:font-size-complex="15pt" style:font-weight-complex="normal"/>
    </style:style>
    <style:style style:name="P29" style:family="paragraph" style:parent-style-name="Standard">
      <style:text-properties fo:font-size="15pt" fo:font-weight="normal" officeooo:rsid="001da9ef" officeooo:paragraph-rsid="001da9ef" style:font-size-asian="15pt" style:font-weight-asian="normal" style:font-size-complex="15pt" style:font-weight-complex="normal"/>
    </style:style>
    <style:style style:name="P30" style:family="paragraph" style:parent-style-name="Standard">
      <style:text-properties fo:font-size="15pt" fo:font-weight="bold" officeooo:rsid="0010f32c" officeooo:paragraph-rsid="0010f32c" style:font-size-asian="15pt" style:font-weight-asian="bold" style:font-size-complex="15pt" style:font-weight-complex="bold"/>
    </style:style>
    <style:style style:name="P31" style:family="paragraph" style:parent-style-name="Standard">
      <style:text-properties fo:font-size="15pt" fo:font-weight="bold" officeooo:rsid="000b1296" officeooo:paragraph-rsid="000b1296" style:font-size-asian="15pt" style:font-weight-asian="bold" style:font-size-complex="15pt" style:font-weight-complex="bold"/>
    </style:style>
    <style:style style:name="P32" style:family="paragraph" style:parent-style-name="Standard">
      <style:text-properties fo:font-size="15pt" fo:font-weight="bold" officeooo:rsid="001407be" officeooo:paragraph-rsid="001407be" style:font-size-asian="15pt" style:font-weight-asian="bold" style:font-size-complex="15pt" style:font-weight-complex="bold"/>
    </style:style>
    <style:style style:name="P33" style:family="paragraph" style:parent-style-name="Standard">
      <style:text-properties fo:font-size="15pt" fo:font-weight="bold" officeooo:rsid="00150750" officeooo:paragraph-rsid="00150750" style:font-size-asian="15pt" style:font-weight-asian="bold" style:font-size-complex="15pt" style:font-weight-complex="bold"/>
    </style:style>
    <style:style style:name="P34" style:family="paragraph" style:parent-style-name="Standard">
      <style:text-properties fo:font-size="15pt" fo:font-weight="bold" officeooo:rsid="00178273" officeooo:paragraph-rsid="00178273" style:font-size-asian="15pt" style:font-weight-asian="bold" style:font-size-complex="15pt" style:font-weight-complex="bold"/>
    </style:style>
    <style:style style:name="P35" style:family="paragraph" style:parent-style-name="Standard">
      <style:text-properties fo:font-size="15pt" fo:font-weight="bold" officeooo:rsid="0019046d" officeooo:paragraph-rsid="0019046d" style:font-size-asian="15pt" style:font-weight-asian="bold" style:font-size-complex="15pt" style:font-weight-complex="bold"/>
    </style:style>
    <style:style style:name="P36" style:family="paragraph" style:parent-style-name="Standard">
      <style:text-properties fo:font-size="15pt" fo:language="en" fo:country="US" officeooo:rsid="000b1296" officeooo:paragraph-rsid="000b1296" style:font-size-asian="15pt" style:font-size-complex="1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b1296"/>
    </style:style>
    <style:style style:name="T3" style:family="text">
      <style:text-properties officeooo:rsid="0017276c"/>
    </style:style>
    <style:style style:name="T4" style:family="text">
      <style:text-properties officeooo:rsid="001c2dd7"/>
    </style:style>
    <style:style style:name="T5" style:family="text">
      <style:text-properties officeooo:rsid="001dbe32"/>
    </style:style>
    <style:style style:name="T6" style:family="text">
      <style:text-properties officeooo:rsid="001fb1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Contents 161</text:p>
      <text:p text:style-name="P1"/>
      <text:p text:style-name="P2">Anthroposophy</text:p>
      <text:p text:style-name="P2"/>
      <text:p text:style-name="P18">The Artificial Anthroposophical Soci<text:span text:style-name="T6">et</text:span>y (bilingua)</text:p>
      <text:p text:style-name="P7"><text:a xlink:type="simple" xlink:href="https://southerncrossreview.org/161/artificial-society.html" text:style-name="Internet_20_link" text:visited-style-name="Visited_20_Internet_20_Link">https://southerncrossreview.org/161/artificial-society.html</text:a></text:p>
      <text:p text:style-name="P2"/>
      <text:p text:style-name="P7">Anthroposophical Guidelines 69-84</text:p>
      <text:p text:style-name="P2"><text:a xlink:type="simple" xlink:href="https://southerncrossreview.org/161/guidelines-69-84.html" text:style-name="Internet_20_link" text:visited-style-name="Visited_20_Internet_20_Link"><text:span text:style-name="T1">https://southerncrossreview.org/161/guidelines-69-84.html</text:span></text:a></text:p>
      <text:p text:style-name="P7"/>
      <text:p text:style-name="P9">Christmas: a Festival of Inspiration</text:p>
      <text:p text:style-name="P4"><text:a xlink:type="simple" xlink:href="https://southerncrossreview.org/161/steiner-christmas.html" text:style-name="Internet_20_link" text:visited-style-name="Visited_20_Internet_20_Link">https://southerncrossreview.org/161/steiner-christmas.html</text:a></text:p>
      <text:p text:style-name="P4"/>
      <text:p text:style-name="P10">The History and Actuality of Imperialism </text:p>
      <text:p text:style-name="P4"><text:a xlink:type="simple" xlink:href="https://southerncrossreview.org/161/steiner-imperialism-3.html" text:style-name="Internet_20_link" text:visited-style-name="Visited_20_Internet_20_Link">https://southerncrossreview.org/161/steiner-imperialism-3.html</text:a></text:p>
      <text:p text:style-name="P4"/>
      <text:p text:style-name="P10">by <text:span text:style-name="T2">Rudolf Steiner</text:span></text:p>
      <text:p text:style-name="P10"/>
      <text:p text:style-name="P15">Anthroposophy – An (eyebrow arching) Introduction</text:p>
      <text:p text:style-name="P10"><text:a xlink:type="simple" xlink:href="https://southerncrossreview.org/161/anthroposophy-intro.html" text:style-name="Internet_20_link" text:visited-style-name="Visited_20_Internet_20_Link">https://southerncrossreview.org/161/anthroposophy-intro.html</text:a></text:p>
      <text:p text:style-name="P10"/>
      <text:p text:style-name="P15">bt Frank Thomas Smith</text:p>
      <text:p text:style-name="P4"><text:span text:style-name="T1"/></text:p>
      <text:p text:style-name="P3">Poetry</text:p>
      <text:p text:style-name="P5"/>
      <text:p text:style-name="P5">Midnight Christmas / The Return of the Magi</text:p>
      <text:p text:style-name="P5"><text:a xlink:type="simple" xlink:href="https://southerncrossreview.org/161/midnight-christmas.html" text:style-name="Internet_20_link" text:visited-style-name="Visited_20_Internet_20_Link">https://southerncrossreview.org/161/midnight-christmas.html</text:a></text:p>
      <text:p text:style-name="P5"/>
      <text:p text:style-name="P22">Reincarnation Blues – Cantos 4 to 6</text:p>
      <text:p text:style-name="P22"><text:a xlink:type="simple" xlink:href="https://southerncrossreview.org/161/reincarnation-blues-4-6.html" text:style-name="Internet_20_link" text:visited-style-name="Visited_20_Internet_20_Link">https://southerncrossreview.org/161/reincarnation-blues-4-6.html</text:a></text:p>
      <text:p text:style-name="P22"/>
      <text:p text:style-name="P12">by Frank Thomas Smith</text:p>
      <text:p text:style-name="P22"/>
      <text:p text:style-name="P30">Social Science</text:p>
      <text:h text:style-name="P6" text:outline-level="1"><text:bookmark text:name="title"/><text:bookmark text:name="productTitle"/><text:span text:style-name="T3">J</text:span>FK and the Unspeakable: Why He Died and Why It Matters</text:h>
      <text:p text:style-name="P13">https://southerncrossreview.org/153/jfk-review.html</text:p>
      <text:p text:style-name="P26"/>
      <text:p text:style-name="P26">by <text:span text:style-name="T5">James </text:span>W. Douglass (book review by FTS)</text:p>
      <text:p text:style-name="P26"/>
      <text:p text:style-name="P14">Favela Children</text:p>
      <text:p text:style-name="P5"><text:a xlink:type="simple" xlink:href="https://southerncrossreview.org/161/favela-children-15.html" text:style-name="Internet_20_link" text:visited-style-name="Visited_20_Internet_20_Link">https://southerncrossreview.org/161/favela-children-15.html</text:a></text:p>
      <text:p text:style-name="P5"><text:soft-page-break/></text:p>
      <text:p text:style-name="P14">by Ute Craemer</text:p>
      <text:p text:style-name="P14"/>
      <text:p text:style-name="P27">The Prresident´s New Clothes </text:p>
      <text:p text:style-name="P24"><text:a xlink:type="simple" xlink:href="https://southerncrossreview.org/128/new-clothes.html" text:style-name="Internet_20_link" text:visited-style-name="Visited_20_Internet_20_Link">https://southerncrossreview.org/128/new-clothes.html</text:a></text:p>
      <text:p text:style-name="P24"/>
      <text:p text:style-name="P24"><text:span text:style-name="T4">by Hans Christian Andersen (?)</text:span> </text:p>
      <text:p text:style-name="P21"/>
      <text:p text:style-name="P35">Children’s Corner</text:p>
      <text:p text:style-name="P35"/>
      <text:p text:style-name="P29">The Seventh Birthday</text:p>
      <text:p text:style-name="P29">https://southerncrossreview.org/146/seventh-birthday.html</text:p>
      <text:p text:style-name="P14"/>
      <text:p text:style-name="P16">The Magic Mound – hapter 18</text:p>
      <text:p text:style-name="P14"><text:a xlink:type="simple" xlink:href="https://southerncrossreview.org/161/magic-mound-18-19.html" text:style-name="Internet_20_link" text:visited-style-name="Visited_20_Internet_20_Link">https://southerncrossreview.org/161/magic-mound-18-19.html</text:a></text:p>
      <text:p text:style-name="P14"/>
      <text:p text:style-name="P25">How the Donkey Got Its Cross</text:p>
      <text:p text:style-name="P16"><text:a xlink:type="simple" xlink:href="https://southerncrossreview.org/114/donkey-cross.html" text:style-name="Internet_20_link" text:visited-style-name="Visited_20_Internet_20_Link">https://southerncrossreview.org/114/donkey-cross.html</text:a></text:p>
      <text:p text:style-name="P16"/>
      <text:p text:style-name="P17">by Frank Thomas Smith</text:p>
      <text:p text:style-name="P16"/>
      <text:p text:style-name="P32">Fiction</text:p>
      <text:p text:style-name="P19"/>
      <text:p text:style-name="P19">Love In the Life of Spies – Chapter One</text:p>
      <text:p text:style-name="P16"><text:a xlink:type="simple" xlink:href="https://southerncrossreview.org/161/love-in-the-life-1.html" text:style-name="Internet_20_link" text:visited-style-name="Visited_20_Internet_20_Link">https://southerncrossreview.org/161/love-in-the-life-1.html</text:a></text:p>
      <text:p text:style-name="P16"/>
      <text:p text:style-name="P19">by Frank Thomas Smith</text:p>
      <text:p text:style-name="P19"/>
      <text:p text:style-name="P28">The Queen of Spades (end)</text:p>
      <text:p text:style-name="P19"><text:a xlink:type="simple" xlink:href="https://southerncrossreview.org/161/queen-of-spades-5-6.html" text:style-name="Internet_20_link" text:visited-style-name="Visited_20_Internet_20_Link">https://southerncrossreview.org/161/queen-of-spades-5-6.html</text:a></text:p>
      <text:p text:style-name="P19"/>
      <text:p text:style-name="P28">by Alexander Puskin</text:p>
      <text:p text:style-name="P19"/>
      <text:p text:style-name="P33">Current Events</text:p>
      <text:p text:style-name="P33"/>
      <text:p text:style-name="P20">Requiem for an Empire</text:p>
      <text:p text:style-name="P20"><text:a xlink:type="simple" xlink:href="https://southerncrossreview.org/161/mccoy-requiem.html" text:style-name="Internet_20_link" text:visited-style-name="Visited_20_Internet_20_Link">https://southerncrossreview.org/161/mccoy-requiem.html</text:a></text:p>
      <text:p text:style-name="P20"/>
      <text:p text:style-name="P20">by Alfred McCoy</text:p>
      <text:p text:style-name="P20"/>
      <text:p text:style-name="P34">A Memoir</text:p>
      <text:p text:style-name="P34"/>
      <text:p text:style-name="P34"><text:soft-page-break/>Exile’s End – The Army (episode 4) </text:p>
      <text:p text:style-name="P34"/>
      <text:p text:style-name="P23"><text:a xlink:type="simple" xlink:href="https://southerncrossreview.org/161/exiles-end-4.html" text:style-name="Internet_20_link" text:visited-style-name="Visited_20_Internet_20_Link">https://southerncrossreview.org/161/exiles-end-4.html</text:a></text:p>
      <text:p text:style-name="P23"/>
      <text:p text:style-name="P23">by Frank Thomas Smith</text:p>
      <text:p text:style-name="P23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30T13:44:25.222000000</meta:creation-date>
    <dc:date>2024-12-31T17:18:56.982000000</dc:date>
    <meta:editing-duration>PT1H21M15S</meta:editing-duration>
    <meta:editing-cycles>21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53" meta:word-count="167" meta:character-count="1889" meta:non-whitespace-character-count="1766"/>
  </office:meta>
</office:document-meta>
</file>